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Optima1" fo:font-size="10pt" style:font-size-asian="10pt" style:font-size-complex="10pt"/>
    </style:style>
    <style:style style:name="P6" style:family="paragraph" style:parent-style-name="Standard">
      <style:text-properties style:font-name="Monaco1" fo:font-size="9pt" style:font-size-asian="9pt" style:font-size-complex="9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99pt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style:font-name="Optima1" fo:font-size="10pt" style:font-size-asian="10pt" style:font-size-complex="10pt"/>
    </style:style>
    <style:style style:name="P11" style:family="paragraph" style:parent-style-name="List">
      <style:text-properties officeooo:paragraph-rsid="000ae924"/>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0cm"/>
        </style:tab-stops>
      </style:paragraph-properties>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TOC" style:master-page-name="Index">
      <style:paragraph-properties style:page-number="1"/>
    </style:style>
    <style:style style:name="P18" style:family="paragraph" style:parent-style-name="Standard" style:master-page-name="Index">
      <style:paragraph-properties style:page-number="auto"/>
    </style:style>
    <style:style style:name="T1" style:family="text">
      <style:text-properties officeooo:rsid="000c4857"/>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Monaco1" fo:font-size="9pt" style:font-size-asian="9pt" style:font-size-complex="9pt"/>
    </style:style>
    <style:style style:name="T5" style:family="text">
      <style:text-properties style:font-name="Monaco1" fo:font-size="9pt" fo:font-weight="normal" style:font-size-asian="9pt" style:font-weight-asian="normal" style:font-size-complex="9pt" style:font-weight-complex="normal"/>
    </style:style>
    <style:style style:name="T6" style:family="text">
      <style:text-properties style:font-name="Monaco1" fo:font-size="8pt" style:font-size-asian="8pt" style:font-size-complex="8pt"/>
    </style:style>
    <style:style style:name="T7" style:family="text">
      <style:text-properties style:font-name="Optima1"/>
    </style:style>
    <style:style style:name="T8" style:family="text">
      <style:text-properties style:font-name="Optima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officeooo:rsid="000ae924"/>
    </style:style>
    <style:style style:name="T11" style:family="text">
      <style:text-properties officeooo:rsid="0020f168"/>
    </style:style>
    <style:style style:name="T12" style:family="text">
      <style:text-properties officeooo:rsid="000e0e41"/>
    </style:style>
    <style:style style:name="T13" style:family="text">
      <style:text-properties officeooo:rsid="000efc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7"/>
      <text:p text:style-name="P9">Version 2.<text:span text:style-name="T10">2.3</text:span></text:p>
      <text:p text:style-name="P8">Mozilla Thunderbird Configuration Guide</text:p>
      <text:p text:style-name="P3"/>
      <text:p text:style-name="P18">Copyright © <text:s/>2009-201<text:span text:style-name="T10">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text:span text:style-name="T10">2.3</text:span> – <text:span text:style-name="T13">April </text:span>201<text:span text:style-name="T10">4</text:span></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3">Mozilla Thunderbird <text:s text:c="2"/><text:tab/>4</text:p>
          <text:p text:style-name="P13">Mozilla Lightning <text:s text:c="2"/><text:tab/>4</text:p>
          <text:p text:style-name="P13">SOGo Connector and SOGo Integrator <text:s text:c="2"/><text:tab/>5</text:p>
          <text:p text:style-name="P14">Chapter 4<text:tab/>SOGo Integrator Customization <text:s text:c="2"/><text:tab/>6</text:p>
          <text:p text:style-name="P13">Customization <text:s text:c="2"/><text:tab/>6</text:p>
          <text:p text:style-name="P14">Chapter 5<text:tab/>SOGo Update Server <text:s text:c="2"/><text:tab/>8</text:p>
          <text:p text:style-name="P13">Installation <text:s text:c="2"/><text:tab/>8</text:p>
          <text:p text:style-name="P13">Configuration <text:s text:c="2"/><text:tab/>8</text:p>
          <text:p text:style-name="P14">Chapter 6<text:tab/>Additional Information <text:s text:c="2"/><text:tab/>11</text:p>
          <text:p text:style-name="P14">Chapter 7<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text:span text:style-name="T10">2.3</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P11">❏<text:tab/>Two-way synchronization support with any <text:span text:style-name="T11">Microsoft ActiveSync</text:span>-capable device, <text:span text:style-name="T11">or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17 ESR, and 24 are supported and it is recommend<text:span text:style-name="T10">ed</text:span> to use version 24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24 of Thunderbird, you can use the latest version of Mozilla Lightning. Use the Add-ons manager of Thunderbird or visit :</text:p>
      <text:p text:style-name="Standard"><text:a xlink:type="simple" xlink:href="https://addons.mozilla.org/en-US/thunderbird/addon/lightning/">https://addons.mozilla.org/en-US/thunderbird/addon/lightning/</text:a></text:p>
      <text:p text:style-name="Standard">When using version 17 ESR of Thunderbird, you can use Mozilla Lightning version 1.9.1. In order to download the extension, please visit :</text:p>
      <text:p text:style-name="Standard"><text:a xlink:type="simple" xlink:href="https://addons.mozilla.org/en-US/thunderbird/addon/lightning/versions/?page=1#version-1.9.1">https://addons.mozilla.org/en-US/thunderbird/addon/lightning/versions/?page=1#version-1.9.1</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17 ESR and 24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2">SOGo Integrator Customization</text:span>.</text:p>
      <text:h text:style-name="P16"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3">must</text:span> match the one you specify in "isi:updateURL" – even the port number.</text:p>
      <text:p text:style-name="Standard">Moreover, you <text:span text:style-name="T3">must</text:span> change the value of <text:span text:style-name="T6">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6"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4">updates.php</text:span> script available through your HTTP server at the URL you've specified from the <text:span text:style-name="T4">extensions.rdf</text:span> file. The <text:span text:style-name="T4">updates.php</text:span> script can be <text:span text:style-name="T9"><text:s/>found in the SOGo sources, under the </text:span><text:span text:style-name="T5">Scripts</text:span><text:span text:style-name="T9"> directory.</text:span></text:p>
      <text:p text:style-name="Standard">The <text:span text:style-name="T4">updateLink </text:span><text:span text:style-name="T8">section of the xml payload returned to sogo-integrator is built dynamically using the SCRIPT_URI variable, which is only available when running with mod_rewrite. It should work out of the box as long as the script is placed in the same directory as the xpi files.</text:span></text:p>
      <text:p text:style-name="P5">If <text:span text:style-name="T1">it </text:span>is not the case, then the link should be adjusted to fit the actual file layout:</text:p>
      <text:p text:style-name="P6">&lt;em:updateLink&gt;&lt;?php echo dirname(getenv('SCRIPT_URI')) . '/relative/path/to/' . $plugin["filename"] ?&gt;&lt;/em:updateLink&gt;</text:p>
      <text:p text:style-name="P5">An http request similar to the following can be used to make sure that the generated link is correct :</text:p>
      <text:p text:style-name="P6">http://sogo.host/path/to/updates.php?plugin=sogo-integrator@inverse.ca&amp;version=0.00</text:p>
      <text:p text:style-name="Standard">Please refer to your HTTP server documentation for the installation and configuration of PHP.</text:p>
      <text:h text:style-name="Heading_20_2" text:outline-level="2">Configuration</text:h>
      <text:p text:style-name="Standard">To configure the SOGo update server, you need to modify the <text:span text:style-name="T4">updates.php</text:span> script directly.</text:p>
      <text:p text:style-name="Standard">Adding an extension to be pushed automatically by the update server require you to modify $plugins array from <text:span text:style-name="T4">updates.php</text:span><text:span text:style-name="T8"> and also adjust accordingly SOGo Integrator's </text:span><text:span text:style-name="T4">extensions.rdf</text:span><text:span text:style-name="T8"> file.</text:span></text:p>
      <text:p text:style-name="P12">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24.<text:span text:style-name="T1">0</text:span>.<text:span text:style-name="T1">4</text:span>",</text:p>
      <text:p text:style-name="Code"><text:s text:c="19"/>"filename" =&gt; "sogo-connector-24.0.<text:span text:style-name="T10">4</text:span>.xpi" ),</text:p>
      <text:p text:style-name="Code"><text:s text:c="9"/>"sogo-integrator@inverse.ca"</text:p>
      <text:p text:style-name="Code"><text:s text:c="9"/>=&gt; array( "application" =&gt; "thunderbird",</text:p>
      <text:p text:style-name="Code"><text:s text:c="19"/>"version" =&gt; "24.<text:span text:style-name="T1">0</text:span>.<text:span text:style-name="T1">4</text:span>",</text:p>
      <text:p text:style-name="Code"><text:s text:c="19"/>"filename" =&gt; "sogo-integrator-24.0.<text:span text:style-name="T10">4</text:span>-sogo-demo.xpi" ),</text:p>
      <text:p text:style-name="Code"><text:s text:c="9"/>"{e2fda1a4-762b-4020-b5ad-a41df1933103}"</text:p>
      <text:p text:style-name="Code"><text:s text:c="9"/>=&gt; array( "application" =&gt; "thunderbird",</text:p>
      <text:p text:style-name="Code"><text:s text:c="19"/>"version" =&gt; "2.6.2",</text:p>
      <text:p text:style-name="Code"><text:s text:c="19"/>"filename" =&gt; "lightning-2.6.<text:span text:style-name="T10">4</text:span>.xpi" ));</text:p>
      <text:p text:style-name="P5">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5">The path of the filename, specified in the <text:span text:style-name="T6">"filename"</text:span> parameter, is relative to the location of the <text:span text:style-name="T4">updates.php </text:span>script. For extensions that are dependant on the architecture and operating system (Microsoft Windows, Apple Mac OS X, etc.), they can be placed in subdirectories relative again to the <text:span text:style-name="T4">updates.php </text:span>script (but the filename must be identical in all subdirectories). For exemple, for Mozilla Lightning, we could have :</text:p>
      <text:p text:style-name="Code">Darwin_x86-gcc3/lightning-2.6.<text:span text:style-name="T10">4</text:span>.xpi</text:p>
      <text:p text:style-name="Code">Linux_x86-gcc3/lightning-2.6.<text:span text:style-name="T10">4</text:span>.xpi</text:p>
      <text:p text:style-name="Code">Linux_x86_64-gcc3/lightning-2.6.<text:span text:style-name="T10">4</text:span>.xpi</text:p>
      <text:p text:style-name="Code">WINNT_x86-msvc/lightning-2.6.<text:span text:style-name="T10">4</text:span>.xpi<text:line-break/></text:p>
      <text:p text:style-name="P5">If you eventually want to disable an extension, that is, without removing it from your users' computers, you can specify “<text:span text:style-name="T4">disabled</text:span>” as the version number.</text:p>
      <text:p text:style-name="P5">Next is to modify the <text:span text:style-name="T4">extensions.rdf</text:span><text:span text:style-name="T7"> file. Again, to automatically install SOGo Connector, SOGo Integrator and Lightning, you would have :</text:span></text:p>
      <text:p text:style-name="Code"><text:span text:style-name="T7"><text:s/></text:span><text:span text:style-name="T6"><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5">Using SOGo Integrator, you can also push user-settings for any part of Thunderbird or its extensions. There are two kind of user-settings push :</text:p>
      <text:p text:style-name="List">❏<text:tab/>Settings that are pushed during the initial configuration of Thunderbird</text:p>
      <text:p text:style-name="P10">❏<text:tab/>Settings that are pushed upon every restart (ie., forced) of Thunderbird</text:p>
      <text:p text:style-name="P10"/>
      <text:p text:style-name="Standard">Settings that pushed are pushed during initial configuration are controlled by the <text:span text:style-name="T4">./defaults/preferences/site.js</text:span> file from SOGo Integrator. Here is an example :</text:p>
      <text:p text:style-name="Code">pref("calendar.alarms.showmissed", false);</text:p>
      <text:p text:style-name="Code">pref("calendar.caldav.sched.enabled", true);</text:p>
      <text:p text:style-name="Code"/>
      <text:p text:style-name="P5">Preferences that are forced upon every restart of Thunderbird are controlled from the <text:span text:style-name="T4">./chrome/content/general/custom-preferences.js</text:span> configuration file. Here is an example :</text:p>
      <text:p text:style-name="Code">force_int_pref("changequote.replyformat.format", 0);</text:p>
      <text:p text:style-name="Code">force_bool_pref("changequote.headers.withcc", true);</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0c4857"/>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9-201<text:span text:style-name="MT1">4</text:span> Inverse inc.<text:tab/><text:chapter text:display="name" text:outline-level="1">About this Guide</text:chapter><text:tab/><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163</meta:editing-cycles>
    <meta:editing-duration>P1DT3H9M21S</meta:editing-duration>
    <dc:date>2014-04-03T10:03:52.553660000</dc:date>
    <meta:document-statistic meta:table-count="0" meta:image-count="2" meta:object-count="0" meta:page-count="14" meta:paragraph-count="164" meta:word-count="1842" meta:character-count="13477" meta:non-whitespace-character-count="11447"/>
    <meta:user-defined meta:name="Info 1"/>
    <meta:user-defined meta:name="Info 2"/>
    <meta:user-defined meta:name="Info 3"/>
    <meta:user-defined meta:name="Info 4"/>
  </office:meta>
</office:document-meta>
</file>